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41.24mm"/>
    </style:style>
    <style:style style:name="co3" style:family="table-column">
      <style:table-column-properties fo:break-before="auto" style:column-width="49.27mm"/>
    </style:style>
    <style:style style:name="co4" style:family="table-column">
      <style:table-column-properties fo:break-before="auto" style:column-width="34.6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quality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number-columns-repeated="2"/>
          <table:table-cell table:style-name="Default" office:value-type="string" calcext:value-type="string">
            <text:p>utility-(0,01)-uniqueness</text:p>
          </table:table-cell>
          <table:table-cell table:style-name="Default" office:value-type="string" calcext:value-type="string">
            <text:p>utility-(3,5)-strict-average-risk</text:p>
          </table:table-cell>
          <table:table-cell table:style-name="Default"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odel</text:p>
          </table:table-cell>
          <table:table-cell table:number-columns-repeated="3" table:style-name="Default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Entropy</text:p>
          </table:table-cell>
          <table:table-cell office:value-type="percentage" office:value="0.91914334928469" calcext:value-type="percentage">
            <text:p>91,9%</text:p>
          </table:table-cell>
          <table:table-cell office:value-type="percentage" office:value="0.648214445500821" calcext:value-type="percentage">
            <text:p>64,8%</text:p>
          </table:table-cell>
          <table:table-cell office:value-type="percentage" office:value="0.605327062281767" calcext:value-type="percentage">
            <text:p>60,5%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Entropy</text:p>
          </table:table-cell>
          <table:table-cell office:value-type="percentage" office:value="0.769981403296893" calcext:value-type="percentage">
            <text:p>77,0%</text:p>
          </table:table-cell>
          <table:table-cell office:value-type="percentage" office:value="0.483717169681344" calcext:value-type="percentage">
            <text:p>48,4%</text:p>
          </table:table-cell>
          <table:table-cell office:value-type="percentage" office:value="0.4556474941903" calcext:value-type="percentage">
            <text:p>45,6%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string" calcext:value-type="string">
            <text:p>Entropy</text:p>
          </table:table-cell>
          <table:table-cell office:value-type="percentage" office:value="0.875" calcext:value-type="percentage">
            <text:p>87,5%</text:p>
          </table:table-cell>
          <table:table-cell office:value-type="percentage" office:value="0.73797148055821" calcext:value-type="percentage">
            <text:p>73,8%</text:p>
          </table:table-cell>
          <table:table-cell office:value-type="percentage" office:value="0.708699828243456" calcext:value-type="percentage">
            <text:p>70,9%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string" calcext:value-type="string">
            <text:p>Entropy</text:p>
          </table:table-cell>
          <table:table-cell office:value-type="percentage" office:value="0.953615386446365" calcext:value-type="percentage">
            <text:p>95,4%</text:p>
          </table:table-cell>
          <table:table-cell office:value-type="percentage" office:value="0.82308123319665" calcext:value-type="percentage">
            <text:p>82,3%</text:p>
          </table:table-cell>
          <table:table-cell office:value-type="percentage" office:value="0.794490516186719" calcext:value-type="percentage">
            <text:p>79,4%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string" calcext:value-type="string">
            <text:p>Entropy</text:p>
          </table:table-cell>
          <table:table-cell office:value-type="percentage" office:value="0.897690550053381" calcext:value-type="percentage">
            <text:p>89,8%</text:p>
          </table:table-cell>
          <table:table-cell office:value-type="percentage" office:value="0.747493131138008" calcext:value-type="percentage">
            <text:p>74,7%</text:p>
          </table:table-cell>
          <table:table-cell office:value-type="percentage" office:value="0.718870778879427" calcext:value-type="percentage">
            <text:p>71,9%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utility-(0,01)-uniqueness</text:p>
          </table:table-cell>
          <table:table-cell table:style-name="Default" office:value-type="string" calcext:value-type="string">
            <text:p>utility-(3,5)-strict-average-risk</text:p>
          </table:table-cell>
          <table:table-cell table:style-name="Default" office:value-type="string" calcext:value-type="string">
            <text:p>utility-(5)-anonymity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odel</text:p>
          </table:table-cell>
          <table:table-cell table:number-columns-repeated="3" table:style-name="Default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string" calcext:value-type="string">
            <text:p>Loss</text:p>
          </table:table-cell>
          <table:table-cell office:value-type="percentage" office:value="0.98030129424518" calcext:value-type="percentage">
            <text:p>98,0%</text:p>
          </table:table-cell>
          <table:table-cell office:value-type="percentage" office:value="0.807707094696467" calcext:value-type="percentage">
            <text:p>80,8%</text:p>
          </table:table-cell>
          <table:table-cell office:value-type="percentage" office:value="0.778713255440429" calcext:value-type="percentage">
            <text:p>77,9%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Loss</text:p>
          </table:table-cell>
          <table:table-cell office:value-type="percentage" office:value="0.973184551885156" calcext:value-type="percentage">
            <text:p>97,3%</text:p>
          </table:table-cell>
          <table:table-cell office:value-type="percentage" office:value="0.873502214724471" calcext:value-type="percentage">
            <text:p>87,4%</text:p>
          </table:table-cell>
          <table:table-cell office:value-type="percentage" office:value="0.860310639082505" calcext:value-type="percentage">
            <text:p>86,0%</text:p>
          </table:table-cell>
        </table:table-row>
        <table:table-row table:style-name="ro1">
          <table:table-cell office:value-type="string" calcext:value-type="string">
            <text:p>fars</text:p>
          </table:table-cell>
          <table:table-cell office:value-type="string" calcext:value-type="string">
            <text:p>Loss</text:p>
          </table:table-cell>
          <table:table-cell office:value-type="percentage" office:value="0.929563630273547" calcext:value-type="percentage">
            <text:p>93,0%</text:p>
          </table:table-cell>
          <table:table-cell office:value-type="percentage" office:value="0.868051424534996" calcext:value-type="percentage">
            <text:p>86,8%</text:p>
          </table:table-cell>
          <table:table-cell office:value-type="percentage" office:value="0.847146219709419" calcext:value-type="percentage">
            <text:p>84,7%</text:p>
          </table:table-cell>
        </table:table-row>
        <table:table-row table:style-name="ro1">
          <table:table-cell office:value-type="string" calcext:value-type="string">
            <text:p>atus</text:p>
          </table:table-cell>
          <table:table-cell office:value-type="string" calcext:value-type="string">
            <text:p>Loss</text:p>
          </table:table-cell>
          <table:table-cell office:value-type="percentage" office:value="0.975244178887138" calcext:value-type="percentage">
            <text:p>97,5%</text:p>
          </table:table-cell>
          <table:table-cell office:value-type="percentage" office:value="0.927648445660288" calcext:value-type="percentage">
            <text:p>92,8%</text:p>
          </table:table-cell>
          <table:table-cell office:value-type="percentage" office:value="0.913058561395042" calcext:value-type="percentage">
            <text:p>91,3%</text:p>
          </table:table-cell>
        </table:table-row>
        <table:table-row table:style-name="ro1">
          <table:table-cell office:value-type="string" calcext:value-type="string">
            <text:p>ihis</text:p>
          </table:table-cell>
          <table:table-cell office:value-type="string" calcext:value-type="string">
            <text:p>Loss</text:p>
          </table:table-cell>
          <table:table-cell office:value-type="percentage" office:value="0.987046484528624" calcext:value-type="percentage">
            <text:p>98,7%</text:p>
          </table:table-cell>
          <table:table-cell office:value-type="percentage" office:value="0.900285626933691" calcext:value-type="percentage">
            <text:p>90,0%</text:p>
          </table:table-cell>
          <table:table-cell office:value-type="percentage" office:value="0.871163986282587" calcext:value-type="percentage">
            <text:p>87,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6">
      <number:number number:decimal-places="1" number:min-integer-digits="1"/>
      <number:text>%</number:text>
    </number:percentage-style>
    <number:number-style style:name="N107">
      <number:number number: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8T10:00:04.056000000</dc:date>
    <meta:editing-duration>PT17M32S</meta:editing-duration>
    <meta:editing-cycles>4</meta:editing-cycles>
    <meta:generator>LibreOffice/4.4.4.3$Windows_x86 LibreOffice_project/2c39ebcf046445232b798108aa8a7e7d89552ea8</meta:generator>
    <meta:document-statistic meta:table-count="1" meta:cell-count="66" meta:object-count="0"/>
  </office:meta>
</office:document-meta>
</file>